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08f6" officeooo:paragraph-rsid="001608f6"/>
    </style:style>
    <style:style style:name="P2" style:family="paragraph" style:parent-style-name="Standard">
      <style:text-properties fo:font-weight="bold" officeooo:rsid="001608f6" officeooo:paragraph-rsid="001608f6" style:font-weight-asian="bold" style:font-weight-complex="bold"/>
    </style:style>
    <style:style style:name="P3" style:family="paragraph" style:parent-style-name="Standard">
      <style:text-properties fo:font-style="italic" officeooo:rsid="001608f6" officeooo:paragraph-rsid="001608f6" style:font-style-asian="italic" style:font-style-complex="italic"/>
    </style:style>
    <style:style style:name="P4" style:family="paragraph" style:parent-style-name="Standard">
      <style:text-properties fo:font-size="10pt" fo:font-weight="bold" officeooo:rsid="001608f6" officeooo:paragraph-rsid="001608f6"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 nečíst knihy?</text:p>
      <text:p text:style-name="P2">(Teorie humanitních věd 2, 6. 3. 2023)</text:p>
      <text:p text:style-name="P2"/>
      <text:p text:style-name="P1">V minulém setkání jsme se většinu času věnovali vztahem mezi autorem a literárním dílem.</text:p>
      <text:p text:style-name="P1">Otázka, kterou jsme si kladli, zní: do jaké míry je život autora, nebo autorská intence potřeba k rozumění nebo interpretaci textu.</text:p>
      <text:p text:style-name="P1"/>
      <text:p text:style-name="P1">Na případech romantické interpretace Shakespearových Sonetů jsem se pokusila doložit, jak může v extrémní podobě zavádějící interpretace. Do značné míry to bylo dané tím, že byl Shakespeare opěvovaným Bardem anglické literatury. Přirozená reakce na tuto <text:s/>je otázka, zda vůbec autorský záměr patří do řetězce interpretačních úvah.</text:p>
      <text:p text:style-name="P1"/>
      <text:p text:style-name="P1">Teoretici Nové kritiky, kteří působili v anglofonní oblasti se vůči tomuto přístupu na začátku 20. století vymezili. Tvrdí, že pro jeho pochopení není autor potřeba. Text by mělo být možné podrobit formální analýze. Tato analýza spočívá v důkladném čtení, zkoumání stylistiky, forem verše, etc. Nanejvýš se může sem tam doplnit o pár informativních faktů.</text:p>
      <text:p text:style-name="P1"/>
      <text:p text:style-name="P1">Francouzský sémiotik Roland Barthes tuto tendenci dovedl ještě dál. V slavné a poněkud zkratkovité metofoře mluví o smrti autora. Zdůrazňuje tím zřejmý fakt, že v textu žádný subjekt (hlas autor textu) není přítomen. Text si totiž nutně vynucuje nezávislost na subjektu. Když čteme, nemáme po boku autora, který by vysvětloval, co kterou větou mínil. Barthes říká, že tato odluka je zásadním momentem samotného psaní, zapisování.</text:p>
      <text:p text:style-name="P1"/>
      <text:p text:style-name="P1">Text se dostává do nových kontextů, které autor nemůže žádným způsobem ovlivnit (žena v domácnosti, mladý student v kavárně, literární kritička).</text:p>
      <text:p text:style-name="P1"/>
      <text:p text:style-name="P1">Proto:</text:p>
      <text:p text:style-name="P3">"Text není řada slov uvolňující jediný‚ teologický‘ význam (‚poselství‘ Autora-Boha), ale vícerozměrný prostor, v němž se různé způsoby psaní, z nichž žádný není originální, mísí a střetávají."</text:p>
      <text:p text:style-name="P1"/>
      <text:p text:style-name="P1">Proč to Barthes zdůrazňuje:</text:p>
      <text:p text:style-name="P1"><text:s text:c="2"/>- Neexistuje jeden smysl textu, který by se měl dekódovat, rozšifrovat.</text:p>
      <text:p text:style-name="P1"/>
      <text:p text:style-name="P1">Z teoretického hlediska se skrz tyto úvahy otvírají nové interpretační perspektivy:</text:p>
      <text:p text:style-name="P1">1. čtenář jako tvůrce</text:p>
      <text:p text:style-name="P1"><text:s text:c="2"/>Kód aktivuje každý jednotlivý čtenář</text:p>
      <text:p text:style-name="P1"><text:s text:c="4"/>- <text:span text:style-name="T1">"[Č]tenář se tak stává autorem textu a čtení je vlastně jeho vytváření. Právě čtenář je syntézou svých předchozích zkušeností, textů, které četl dříve. Čtenář je místem, kde se shromažďují psaní různých kultur, vzájemně vstupují do dialogu, parodie i rozepře. Do něj se zapisují všechny citace, z nichž je text vytvořen, stává se tak tím, kdo drží pohromadě všechny stopy, z nichž je psaný text vytvořen."</text:span></text:p>
      <text:p text:style-name="P1"/>
      <text:p text:style-name="P1">2. literární dílo ve vztahům k jiným dílům a kontextům</text:p>
      <text:p text:style-name="P1"/>
      <text:p text:style-name="P1">3. literární dílo ve vztahu k společnosti</text:p>
      <text:p text:style-name="P1"/>
      <text:p text:style-name="P1"/>
      <text:p text:style-name="P1"/>
      <text:p text:style-name="P1"/>
      <text:p text:style-name="P4"><text:soft-page-break/>strukturalismus</text:p>
      <text:p text:style-name="P4"><text:s text:c="2"/>- Ferdinand de Saussure: povaha jazykového znaku</text:p>
      <text:p text:style-name="P4">- poststrukturalismus</text:p>
      <text:p text:style-name="P4"><text:s text:c="2"/>- Roland Barthes: smrt autora</text:p>
      <text:p text:style-name="P4"><text:s text:c="2"/>- Jacques Derrida: diferänce</text:p>
      <text:p text:style-name="P1"/>
      <text:p text:style-name="P2">poststrukturalismus</text:p>
      <text:p text:style-name="P1">- teoretický směr v humanitním myšlení</text:p>
      <text:p text:style-name="P1">- vychází podobně jako strukturalismus z lingvistiky a filosofie</text:p>
      <text:p text:style-name="P1">- zásadní moment vychází z teorie významu a sémiotiky</text:p>
      <text:p text:style-name="P1">- zaměřuje se na jazyk a text, ovšem nikoliv ve smyslu frazeologie, fonetiky, stylistiky, ale na jazyk jako nějaký systém výpovědí, ve kterém hledá pravidla (strukturalismus) nebo vazby</text:p>
      <text:p text:style-name="P1">- objevuje se v 60. letech, zvlášť jej lze spojovat se studentskými bouřemi ve Francii v roce 1968</text:p>
      <text:p text:style-name="P1"/>
      <text:p text:style-name="P1">poststrukturalismus je <text:span text:style-name="T2">anti-esencialistický</text:span></text:p>
      <text:p text:style-name="P1"><text:s text:c="2"/>- Essentialism is the view that objects have a set of attributes that are necessary to their identity. Platón podobenství o jeskyni, </text:p>
      <text:p text:style-name="P1"><text:s text:c="5"/>In early Western thought, Plato's idealism held that all things have such an "essence"—an "idea" or "form". In Categories, Aristotle similarly proposed that all objects have a substance that, as George Lakoff put it, <text:s/>"make the thing what it is, and without which it would be not that kind of thing".</text:p>
      <text:p text:style-name="P1"><text:s/></text:p>
      <text:p text:style-name="P1">de Saussure <text:span text:style-name="T2">popírá existenci stabilních významů</text:span>, které by bylo možné odhalit</text:p>
      <text:p text:style-name="P1"><text:s text:c="4"/>- arbitrarita jazykového znaku: je konstruovaný (de Saussure: vztah mezi konceptem a slovem je arbitrární; význam slova vychází z toho, jak se používá)</text:p>
      <text:p text:style-name="P1"><text:s text:c="4"/>- difference: rozdíl oproti ostatním slovům v rámci českého jazykového systému (význam vychází z rozdílům)</text:p>
      <text:p text:style-name="P1"><text:s text:c="4"/>- pojem psa neexistuje nezávisle na pojmu kočky</text:p>
      <text:p text:style-name="P1">- nelze definovat, co je podstatou psa</text:p>
      <text:p text:style-name="P1"/>
      <text:p text:style-name="P1">poststrukturalismus tento <text:span text:style-name="T2">antiesencialismus rozvádí a aplikuje v jiných oblastech</text:span></text:p>
      <text:p text:style-name="P1">význam se vytváří z interance mezi textem a čtenářem; význam je svázaný s kontextem;</text:p>
      <text:p text:style-name="P1"><text:span text:style-name="T2">diskurz</text:span> (systém výpovědi, způsob řeči, třeba filmový diskuz, školní diskurz, právní diskurz) předchází realitu:</text:p>
      <text:p text:style-name="P1"><text:s text:c="3"/>- radikální pozice: text nemá jednu interpretaci, protože význam je daný kontextem, do kterého se zasadí</text:p>
      <text:p text:style-name="P1"><text:s text:c="3"/>- interpretace závisí na tom, jaké další texty se spolu s ním čtou</text:p>
      <text:p text:style-name="P1"><text:s text:c="3"/>- návštěva místa a vnímání (čtení) města závisí na tom, co jsem se předtím o něm dozvěděla (LA, Reyner Banham, město betonu, brutalismus)</text:p>
      <text:p text:style-name="P1"/>
      <text:p text:style-name="P1">slova a jejich vztahy nejen popisují, ale také formují skutečnost: <text:span text:style-name="T2">sociální konstrukce reality</text:span></text:p>
      <text:p text:style-name="P1"><text:s text:c="3"/>- neexistuje jedna pravda;</text:p>
      <text:p text:style-name="P1">- pravda je výsledkem používání určitého jazyka</text:p>
      <text:p text:style-name="P1"/>
      <text:p text:style-name="P2">binarita</text:p>
      <text:p text:style-name="P1"><text:s text:c="3"/>- Některé vztahy mezi koncepty jsou z hlediska tvorby významu důležitější:</text:p>
      <text:p text:style-name="P1"><text:s text:c="5"/>- dítě vs. dospělý, tma je daná absencí světla: binární opozice</text:p>
      <text:p text:style-name="P1">kritičnost poststrukturalismu</text:p>
      <text:p text:style-name="P1"><text:s text:c="2"/>- systému binární vztahů mezi vyšším a nižším konceptem</text:p>
      <text:p text:style-name="P1"><text:s text:c="2"/>- dekonstrukce (Jacques Derrida): rozbor vztahů znamená destabilizace způsobů myšlení</text:p>
      <text:p text:style-name="P1"><text:soft-page-break/></text:p>
      <text:p text:style-name="P2">Derrida a diferänce</text:p>
      <text:p text:style-name="P1">- jestliže se tradiční hermeneutika se snažila najít interpretaci textu v procesu neustálého zpřesňování</text:p>
      <text:p text:style-name="P1">- Derrida: ani samotný autor neví zcela jistě, co píše</text:p>
      <text:p text:style-name="P1">- pojem diferance označující dynamický soubor distinktivních</text:p>
      <text:p text:style-name="P1"><text:s text:c="2"/>znaků, či spíše proces neustálého a nekončícího vzájemného odka-</text:p>
      <text:p text:style-name="P1"><text:s text:c="2"/>zování a odlišování se, jež podle J. Derridy tvoří podstatu jazyka,</text:p>
      <text:p text:style-name="P1"><text:s text:c="2"/>společenské reality i bytí.</text:p>
      <text:p text:style-name="P1">- slovníkové heslo odkazuje na jiné slovníkové heslo ... nekonečný systém, který nelze mít v hlavě najednou</text:p>
      <text:p text:style-name="P1"/>
      <text:p text:style-name="P1">-----------------------------------------------------</text:p>
      <text:p text:style-name="P1">- poststrukturalismus: smysl dle Jacquese Lacana</text:p>
      <text:p text:style-name="P1"><text:s text:c="2"/>* Jacques Lacan: Jacques Lacan, in "The Function of Language in Psychoanalysis," disrupts the structuralist production of meaning by revealing the fractures in the signifying system. <text:s/>For Lacan, signifiers float above the signified, creating a structure under which the signified may shift and slide. <text:s/>The link connecting signified to signifier is dissolved, and entrance into language becomes the advent of desire. <text:s/>As he writes: "Man speaks therefore, but it is because the symbol has made him man." [6] <text:s text:c="2"/>Thus, rather than controlling a stable system of language, language controls us, and we encounter a Symbolic that forms our subjectivity. <text:s/>Lacan, in revealing these rips between signs and meaning, destabilizes the system of language. <text:s/>Moreover, he reveals that language controls the author, who himself is created by that language. <text:s/>Searching for the authorial intention behind text thus seems inapplicable, for the structure of language slides out of the hands of the author, as well as our own.</text:p>
      <text:p text:style-name="P1"/>
      <text:p text:style-name="P1">- poststrukturalismu: smysl dle <text:s/>Rolanda Barthese</text:p>
      <text:p text:style-name="P1"><text:s text:c="2"/>- z nejasností a ruptur mezi vztahem označujícícho a označovaného čtenář tvoří význam textu</text:p>
      <text:p text:style-name="P1"><text:s text:c="2"/>- text není pouhým zápisem ale performativem</text:p>
      <text:p text:style-name="P1"><text:s text:c="4"/>- Barthes odkazuje spíš k modernistické literatuře</text:p>
      <text:p text:style-name="P1"><text:s text:c="2"/>* Roland Barthes: Instead, Barthes declares that the author is, in actuality, a mere scriptor who produces a text that speaks for itself, and whose speech is then interpreted on various levels by the reader.</text:p>
      <text:p text:style-name="P1"><text:s text:c="4"/>In understanding the text as speech, Barthes escapes the notion of the text as final and closed, and he inverts one of the ancient arguments against the written language in order to proclaim the openness and life of text.</text:p>
      <text:p text:style-name="P1">Plato claims that "once written down," speeches "are tumbled about anywhere among those who may or may not understand them, and know not to whom they should reply, to whom not: and, if they are maltreated or abused, they have no parent to protect them; and they cannot protect or defend themselves." [12] <text:s text:c="2"/>For Plato, the author is absent in the written word, and the author's absence ensures the absence of any kind of proactive and engaged reading; spoken discourse is the true medium.</text:p>
      <text:p text:style-name="P1"><text:s text:c="2"/>* <text:s/>It is this textuality to which Barthes refers in calling the text a speech. For Barthes, the text does not coldly present meaning to the reader, as Plato would have it, but, rather, engages the reader who then creates meaning from the text.</text:p>
      <text:p text:style-name="P1"><text:s text:c="2"/>* Though, like Lacan, Barthes recognizes language as, in a sense, acting on its own, unlike Lacan, Barthes's reader does not become what language creates but uses the displacement of the signified to create a plurality of meaning; we are not controlled by language but rather use the fractures in the system to create new meanings, new pathways for language.</text:p>
      <text:p text:style-name="P1"/>
      <text:p text:style-name="P1"/>
      <text:p text:style-name="P1"/>
      <text:p text:style-name="P4"><text:soft-page-break/>Čtenářky milostných románů</text:p>
      <text:p text:style-name="P4">- Janice A. Radway: Jak ženy čtou milostné romány (1983). Online [zde](https://monoskop.org/images/d/d8/Bendova_Helena_Strnad_Matej_eds_Spolecenske_vedy_a_audiovize_2014.pdf), strany 438-466.</text:p>
      <text:p text:style-name="P4">- Janice A. Radway: Reading the Romance (1984)</text:p>
      <text:p text:style-name="P4">- kulturální studia</text:p>
      <text:p text:style-name="P1"/>
      <text:p text:style-name="P1">- východiska:</text:p>
      <text:p text:style-name="P1"><text:s text:c="2"/>- Harlequin Enterprises, 1979, 168 milionů milostných románů.</text:p>
      <text:p text:style-name="P1"><text:s text:c="2"/>- Novináři a literární vědci se shodnou na tom, že milostné příběhy udržují při životě patriarchální postoje a struktury.</text:p>
      <text:p text:style-name="P1"/>
      <text:p text:style-name="P1">- Interpretační praxe dle Radway:</text:p>
      <text:p text:style-name="P1"><text:s text:c="4"/>- myslí si, že jejich interpretace sdílí i ostatní čtenáři</text:p>
      <text:p text:style-name="P1"><text:s text:c="4"/>- vyberou si romanci, popíšou implicitní genderové normy a řeknou, že tyto normy jsou podporovaný studovanou romancí</text:p>
      <text:p text:style-name="P1"><text:s text:c="2"/>- Kvůli tomu neví nic o skutečném prožitku skutečných čtenářek:</text:p>
      <text:p text:style-name="P1"><text:s text:c="4"/>- Proč je čtou?</text:p>
      <text:p text:style-name="P1"><text:s text:c="4"/>- Které části romancí si cení?</text:p>
      <text:p text:style-name="P1"><text:s text:c="4"/>- Jakou roli hrají tyto příběhy v jejich životech?</text:p>
      <text:p text:style-name="P1"><text:s text:c="2"/>- Vyvozují z jednotlivých (nebo jednotek) textů</text:p>
      <text:p text:style-name="P1"><text:s text:c="2"/>- Předpokládají stabilní význam textu, který odpovídá jejich čtení</text:p>
      <text:p text:style-name="P1"><text:s text:c="4"/>- Analýzy vycházejí z nové kritiky a jeho tvrzení, že text jakožto více či méně dobře vyrobený artefakt obsahuje sadu významů, jež zkušený kritik dokáže adekvátně zformulovat.</text:p>
      <text:p text:style-name="P1"><text:s text:c="4"/>- Předpokládají, že objektivní realita literárního díla zůstává nezměněna navzdory rozdílům mezi jednotlivými čtenáři a pozorností, kterou věnují textu, mají tito kritici pochopitelně za to, že jejich vlastní čtení dané literární formy může stát jako vzor veškerých jeho adekvátních čtení.</text:p>
      <text:p text:style-name="P1"><text:s text:c="4"/>- Kritici, kteří se zaměřují na čtenáře, zapomínají na to, že mohou být součástí jiné interpretační skupiny.</text:p>
      <text:p text:style-name="P1"/>
      <text:p text:style-name="P1">- otázka: <text:span text:style-name="T2">Jakou roli hrají milostné romány v životě čtenářek?</text:span></text:p>
      <text:p text:style-name="P1"/>
      <text:p text:style-name="P1">- Výzkumná otázka: <text:s/>Jak je událost čtení textu interpretována ženami, jež se jí věnují?</text:p>
      <text:p text:style-name="P1">- Hypotéza: Kritici se mýlí. Čtenářky milostných románů nesouhlasí s zavedenými generovými rolemi. Četbou si kompenzují nedostatek citového opečovávání ze strany partnera.</text:p>
      <text:p text:style-name="P1">- Metoda: etnografická studie s využitím dotazníků a rozhovorů</text:p>
      <text:p text:style-name="P1"><text:s text:c="2"/>- notorické čtenářkami z amerického města, které jsou soustředěné kolem jedné zaměstnankyně knihkupectví</text:p>
      <text:p text:style-name="P1">- data</text:p>
      <text:p text:style-name="P1"><text:s text:c="2"/>- šedesát hodin rozhovorů s Dot vedených v červnu 1980 a únoru 1981</text:p>
      <text:p text:style-name="P1"><text:s text:c="2"/>- skupinové a individuální rozhovory s 16 čtenářkami, 42 vyplnilo dotazník</text:p>
      <text:p text:style-name="P1"><text:s text:c="2"/>- demograficky se to prý podobá rozsáhlejšímu vzorku publika (na základě demografických dat, která autorka získala od nakladatelství)</text:p>
      <text:p text:style-name="P1">Úskalí metody:</text:p>
      <text:p text:style-name="P1"><text:s text:c="2"/>- reprezentativnost vzorku: tyhle ženy hodně čtou - (posedlé čtenářky: 40% jich čte více než dvacet románů měsíčně)</text:p>
      <text:p text:style-name="P1"/>
      <text:p text:style-name="P1">- Odpovědi - <text:span text:style-name="T2">Proč ženy čtou milostné romány</text:span></text:p>
      <text:p text:style-name="P1"><text:s text:c="2"/>- únik nebo relaxace</text:p>
      <text:p text:style-name="P1"><text:s text:c="4"/>- únik vědomí jinam, zároveň si myslí, že se vzdělávají</text:p>
      <text:p text:style-name="P1"><text:soft-page-break/><text:s text:c="4"/>* jsou si vědomé nereálné, fantastické formy příběhu</text:p>
      <text:p text:style-name="P1"><text:s text:c="4"/>* mají touhu po útěku z určité situace v reálném světě, která je buď tíživá, nebo zdrcující, stejně jako touhu po metaforickém útěku do jiného, mnohem více žádoucího univerza, kde se událostem dostává šťastného rozuzlení.</text:p>
      <text:p text:style-name="P1"><text:s text:c="4"/>* kompenzují absenci opečovávání, které zajišťují pro ostatní</text:p>
      <text:p text:style-name="P1"><text:s text:c="4"/>* líbí se jim představa něžné péče a starostlivé ochrany fiktivní postavou</text:p>
      <text:p text:style-name="P1"/>
      <text:p text:style-name="P2">- Rozpor s dřívějšími analýzami</text:p>
      <text:p text:style-name="P1"><text:s text:c="2"/>* Jak máme vysvětlit zjevný rozpor mezi čtenářským důrazem na rozkoš a naději, jichž dosáhne zprostředkovaně skrze oceňování péče něžného hrdiny, a postřehy dřívějších kritiků milostných románů, že v těchto knihách převládají muži, kteří – přinejmenším dočasně – zneužívají ženy, které údajně milují, a ubližují jim?</text:p>
      <text:p text:style-name="P1"><text:s text:c="4"/>* Odpověď: tyto dvě skupiny nečtou pomocí stejných interpretačních strategií a nečtou a nekomentují stejné knihy</text:p>
      <text:p text:style-name="P1"><text:s text:c="4"/>* Smithtonské čtenářky ve skutečnosti nevěří, že by knihy byly identické, ani se jim nutně nelíbí všechny milostné romány, které čtou.</text:p>
      <text:p text:style-name="P1"><text:s text:c="4"/>* Dot Evansová sdílí své vjemy a hodnocení v rámci dané kategorie knih a může je upozornit na neobvykle úspěšné romantické fantazie a pomoci jim vyhnout se tomu, čemu říkají „nechutné perverze“ (Network Promoter Score)</text:p>
      <text:p text:style-name="P1"><text:s text:c="4"/>* „jedna žena – jeden muž“, bez násilí, bez "perverzity"</text:p>
      <text:p text:style-name="P1"><text:s text:c="4"/>* Dobrý milostný román nicméně pojednává o neobyčejně bystré a odhodlané ženě a muži, který je extrémně mužný a zároveň je schopný dosáhnout neobyčejné empatie a něhy.</text:p>
      <text:p text:style-name="P1"><text:s text:c="4"/>* 20 "ideálních" románů mělo stejnou narativní strukturu</text:p>
      <text:p text:style-name="P1"><text:s text:c="4"/>* V mnoha románech dochází k *re*interpretaci chování chladného novomanžela</text:p>
      <text:p text:style-name="P1"><text:s text:c="4"/>* Čtenářka milostných románů si v podstatě dopřává zkušenost „býti opečovávána“, pocit být afektivně rekonstituována, i když obojí je prožíváno jen nepřímo.</text:p>
      <text:p text:style-name="P1"><text:s text:c="3"/>* Čtení milostných románů tak může fungovat jako jistý druh tréninku pro velice častý úkon reinterpretace znepokojujícího chování partnera do znaků vášně, oddanosti a lásky.</text:p>
      <text:p text:style-name="P1"><text:s text:c="3"/>* Hrubé zacházení vyvolává v čtenářkách vztek. Zároveň ale probíhá aktivní proces ospravedlnění, přičemž čtenář je pobízen, aby omluvil mužskou lhostejnost a krutost,pokud může být ukázáno, že tyto pocity zároveň doprovází pocity lásky.</text:p>
      <text:p text:style-name="P1"><text:s text:c="3"/>* Ačkoli milostné romány poskytují svým čtenářkám mnohem více, než zde může být vylíčeno, naznačuje dynamika</text:p>
      <text:p text:style-name="P1"><text:s text:c="2"/>kolem jejich statusu jakožto obrazného i doslovného úniku od přítomné reality, že čtení milostných románů <text:s/>nemůže fungovat jako čistě konzervativní síla. Ve skutečnosti se ukazuje být komplexní formou chování, jež umožňuje postupnou změnu v sociálních přesvědčeních a zároveň obnovuje nárok tradičních institucí na uspokojování těch nejzákladnějších ženských potřeb. Je jistě pravda, že romantický příběh sám o sobě znovu stvrzuje dokonalost romance i manželství. Ale zároveň je jasné, že konstantní potřeba takovéhoto stvrzování nepramení z pocitu bezpečí a naprosté víry ve status quo, ale z hlubší nespokojenosti s jen skrovnými výhodami, poskytovanými ženám týmiž institucemi, jež jsou v romantických příbězích schvalovány.</text:p>
      <text:p text:style-name="P1"/>
      <text:p text:style-name="P2">kulturální studia</text:p>
      <text:p text:style-name="P1"><text:s text:c="2"/>- Text patří do interdisciplinárních kuturálních studií (mediální studia, literární vědy, sociologie, historie, sémiologie, etnografie a marxismus)</text:p>
      <text:p text:style-name="P1"><text:s text:c="2"/>- kritickému a interdisciplinárnímu zkoumání role kultury v obecných</text:p>
      <text:p text:style-name="P1"><text:s text:c="4"/>společenských a materiálních podmínkách.</text:p>
      <text:p text:style-name="P1"><text:s text:c="4"/>K. s. se zaměřují na to,</text:p>
      <text:p text:style-name="P1"><text:s text:c="4"/>jaké proměnné pozice a vztahy zaujímají kulturní  artefakty (včetně</text:p>
      <text:p text:style-name="P1"><text:soft-page-break/><text:s text:c="4"/>literárního  textu, filmu, masových médií atp.) v rámci diskurzivního</text:p>
      <text:p text:style-name="P1"><text:s text:c="4"/>( diskurz1) a ideologického ( ideologie) utváření společenských,</text:p>
      <text:p text:style-name="P1"><text:s text:c="4"/>etnických či genderových  identit,  kulturního kapitálu,  dispozitivů  moci atp.</text:p>
      <text:p text:style-name="P1"><text:s text:c="4"/>V návaznosti na myšlení  poststrukturalismu,  dekonstrukce,  (post)marxismu,  feminismu,  genderových studií aj. k. s. nepojímají tento vztah ve smyslu vlivu společnosti</text:p>
      <text:p text:style-name="P1"><text:s text:c="4"/>na kulturu či odrazu společenských jevů v literárních textech, nýbrž</text:p>
      <text:p text:style-name="P1"><text:s text:c="4"/>na něj pohlížejí jako na komplexní propojení a vzájemnou souvztaž-</text:p>
      <text:p text:style-name="P1"><text:s text:c="4"/>nost obou těchto formací, kdy jsou společenské identity a obecně</text:p>
      <text:p text:style-name="P1"><text:s text:c="4"/>sdílené konceptuální aparáty formovány v diskurzivních cirkulacích,</text:p>
      <text:p text:style-name="P1"><text:s text:c="4"/>jejichž součástí literatura je.</text:p>
      <text:p text:style-name="P1"/>
      <text:p text:style-name="P1"><text:s text:c="4"/>– Výrazným rysem k. s. je odmítání dělení kultury na vysokou a nízkou a zájem o všechny projevy kultury včetně kultury populární (seriály, detektivky, horory, mýdlové opery atp.).</text:p>
      <text:p text:style-name="P1"/>
      <text:p text:style-name="P1"><text:s text:c="4"/>- Vedle kritiky kánonu ( literární kánon) z hlediska jeho spo-</text:p>
      <text:p text:style-name="P1"><text:s text:c="4"/>luúčasti na udržování hegemonních hodnot ( hegemonie) je tak</text:p>
      <text:p text:style-name="P1"><text:s text:c="4"/>pozornost věnována tomu, jak populární kultura distribuuje stereo-</text:p>
      <text:p text:style-name="P1"><text:s text:c="4"/>typní kulturní významy a identity, a také jejímu subverzivnímu (</text:p>
      <text:p text:style-name="P1"><text:s text:c="4"/>subverze) a emancipačnímu potenciálu. K. s. dále kladou důraz na</text:p>
      <text:p text:style-name="P1"><text:s text:c="4"/>skutečnost, že sám recipient ( čtenář) aktivně dekóduje a přepisuje</text:p>
      <text:p text:style-name="P1"><text:s text:c="4"/>kulturní kódy, jimiž jej populární kultura interpeluje ( interpelace).</text:p>
      <text:p text:style-name="P1"/>
      <text:p text:style-name="P1"><text:s text:c="2"/>- nejsou neutrálním vědeckým oborem</text:p>
      <text:p text:style-name="P1"><text:s text:c="2"/>- programově kritický vědní přístup snažící se aktivně zasahovat do reality, poukazovat na mocenskou dominanci, utlačování určitých skupin, a na způsoby, jak tomu můžeme čelit</text:p>
      <text:p text:style-name="P1"><text:s text:c="2"/>- aktivní recipienti</text:p>
      <text:p text:style-name="P1"><text:s text:c="4"/>- kulturální studia zpochybňují model předpokládající, že významy jsou prostě „vložené“ do děl a pak mají určité efekty na diváky, čtenáře atd., kteří je pasivně „konzumují“.</text:p>
      <text:p text:style-name="P1"/>
      <text:p text:style-name="P1">- Kritika kulturálních studií:</text:p>
      <text:p text:style-name="P1"><text:s text:c="2"/>- metodologická ledabylost (sociolog Pierre Bourdieu)</text:p>
      <text:p text:style-name="P1"><text:s text:c="2"/>- politické angažovanosti kulturálních studií</text:p>
      <text:p text:style-name="P1"><text:s text:c="2"/>- přeceňování schopností recipentů, kteří přece jenom mohou být manipulováni médii</text:p>
      <text:p text:style-name="P1"/>
      <text:p text:style-name="P2">Vzdálené čtení</text:p>
      <text:p text:style-name="P4">- Franco Moretti: The Slaughterhouse of Literature (2000)</text:p>
      <text:p text:style-name="P4"><text:s text:c="2"/>* stromy</text:p>
      <text:p text:style-name="P4">- distant reading (čtení s odstupem)</text:p>
      <text:p text:style-name="P4"><text:s text:c="2"/>- vs. close reading a Nová kritika</text:p>
      <text:p text:style-name="P4"><text:s text:c="2"/>- statisticky relevantní jevy a důležité struktury (patterny)</text:p>
      <text:p text:style-name="P4"><text:s text:c="2"/>- "the great unread"</text:p>
      <text:p text:style-name="P4"/>
      <text:p text:style-name="P1">Note:</text:p>
      <text:p text:style-name="P1">- Janice A. Radway's také dělá svým způsobem vzdálené čtení.</text:p>
      <text:p text:style-name="P1"><text:s text:c="2"/>- Nastavuje experiment: otázka -&gt; data -&gt; závěry</text:p>
      <text:p text:style-name="P1"><text:s text:c="2"/>- clearly-defined sample of readers and novels, rather than casually adducing quotations and anecdotes that happen to fit a thesis defined in advance</text:p>
      <text:p text:style-name="P1"/>
      <text:p text:style-name="P1">- vzdálené čtení</text:p>
      <text:p text:style-name="P1"><text:soft-page-break/><text:s text:c="2"/>- Distant reading se snaží v souboru děl najít statisticky relevantní jevy a odhalit vzorce a struktury, které by nebyly rozpoznatelné na základě soustředěného čtení jednoho izolovaného díla.</text:p>
      <text:p text:style-name="P1"/>
      <text:p text:style-name="P1">- blízké čtení</text:p>
      <text:p text:style-name="P1"><text:s text:c="2"/>- anglofonní kontext (1920s v Británii, "practical criticism" on language and form, I. A. Richards, W. Empson a T. S. Eliot)</text:p>
      <text:p text:style-name="P1"><text:s text:c="2"/>- zdůrazňuje autonomii jednotlivého díla (básně) víc než autorský záměr, kulturní kontext nebo ideologii</text:p>
      <text:p text:style-name="P1"/>
      <text:p text:style-name="P1">- The Slaughterhouse of the Literature</text:p>
      <text:p text:style-name="P1"><text:s text:c="2"/>- do kánonu (19. století) se dostane 0.5% zveřejněných knih</text:p>
      <text:p text:style-name="P1"/>
      <text:p text:style-name="P1">Otázka 1: Jak vzniká kánon?</text:p>
      <text:p text:style-name="P1"><text:s text:c="2"/>- Rozhoduje trh a čtenáři, nikoliv literární teoretikové. Doyle kanonizován se zpožděním.</text:p>
      <text:p text:style-name="P1"><text:s text:c="2"/>- ekonomické (pravděpodobnostní) vysvětlené vzniku kánonu</text:p>
      <text:p text:style-name="P1"><text:s text:c="4"/>- Doporučení přátelům vytváří silné vazby: Net promoter score</text:p>
      <text:p text:style-name="P1"><text:s text:c="2"/>- Vysvětluje jak, nikoliv proč.</text:p>
      <text:p text:style-name="P1"/>
      <text:p text:style-name="P1">Otázka 2: Jak studovat vznik kánonu?</text:p>
      <text:p text:style-name="P1"><text:s text:c="2"/>- Není možné přečíst 20 000 románů.</text:p>
      <text:p text:style-name="P1"><text:s text:c="2"/>- Co znamená znalost velkého korpusu děl?</text:p>
      <text:p text:style-name="P1"/>
      <text:p text:style-name="P1">Otázka 3: Proč jsou některé knihy součástí pozitivní zpětné vazby, a jiné ne?</text:p>
      <text:p text:style-name="P1">Hypotéza: V úspěšných detektivkách se objevují odhalitelné stopy.</text:p>
      <text:p text:style-name="P1"/>
      <text:p text:style-name="P1">První experiment</text:p>
      <text:p text:style-name="P1"><text:s text:c="2"/>- 20 detektivek z doby, kdy Doyle s psaním začínal, včetně děl jeho souputníků (rivals)</text:p>
      <text:p text:style-name="P1"><text:s text:c="2"/>- označení stop: clue = stopa (Analyzuje Šklovsky v Teorii prózy: Sherlock Holmes and the Mystery Story, viz také Desatero pátera Knoxe dle Josefa Škvoreckého)</text:p>
      <text:p text:style-name="P1"><text:s text:c="4"/>- odhalitelné stopy (decodable clues)</text:p>
      <text:p text:style-name="P1"><text:s text:c="4"/>- 8. pravidlo z Desatera pátera Knoxe: Detektiv nesmí odkrýt žádnou stopu, aniž ji hned odhalí také čtenáři</text:p>
      <text:p text:style-name="P1"><text:s text:c="2"/>- strom a jeho čtení</text:p>
      <text:p text:style-name="P1"><text:s text:c="4"/>- <text:s/>The tree shows why are some (most of the) books not successfull.</text:p>
      <text:p text:style-name="P1"/>
      <text:p text:style-name="P1">Námitky</text:p>
      <text:p text:style-name="P1"><text:s text:c="2"/>- Proč zrovna stopy?</text:p>
      <text:p text:style-name="P1"><text:s text:c="4"/>- clues are the meeting point of fabula and sjuzhet - they are important</text:p>
      <text:p text:style-name="P1"><text:s text:c="2"/>- Ani Doyle odhalitelné stopy nepoužíval systematicky</text:p>
      <text:p text:style-name="P1"><text:s text:c="4"/>- Literární objevy jsou náhodné, ani Doyle stopy nepoužíval systematicky</text:p>
      <text:p text:style-name="P1"><text:s text:c="4"/>- Rozpor mezi vševědoucností Sherlocka Holmese a potřebou používat stopy</text:p>
      <text:p text:style-name="P1"><text:s text:c="6"/>- clues become a puzzle-solving mechanism: Holmes as Superman needs unintelligible clues to prove his superiority; decodable clues create a potential parity between him and the reader.</text:p>
      <text:p text:style-name="P1"/>
      <text:p text:style-name="P1">Druhý experiment</text:p>
      <text:p text:style-name="P1"><text:s text:c="2"/>* 108 mystery stories published in the Strand during the first Holmes decade (1891–99)</text:p>
      <text:p text:style-name="P1"/>
      <text:p text:style-name="P1">Námitky</text:p>
      <text:p text:style-name="P1"><text:soft-page-break/><text:s text:c="2"/>- temporal trends: <text:s/>Mysteries with decodable clues don’t gain ground, and mysteries without clues don’t lose it</text:p>
      <text:p text:style-name="P1"><text:s text:c="2"/>- Why the trend is not strong?</text:p>
      <text:p text:style-name="P1"><text:s text:c="4"/>- Maybe the clues are not the most important device. Maybe authors have been exploring another devices? (Například silnou figuru padoucha.)</text:p>
      <text:p text:style-name="P1"><text:s text:c="4"/>- A new generation of writers that would adopt the device would be needed. (Agata Christie)</text:p>
      <text:p text:style-name="P1"><text:s text:c="2"/>- Curiosity, and suspense; detection, and adventure; a backward-looking narrative logic, and a forward-looking one.</text:p>
      <text:p text:style-name="P1"/>
      <text:p text:style-name="P1">Otázka 2</text:p>
      <text:p text:style-name="P1">* Can this approach be used for studying non-cannonical literature?</text:p>
      <text:p text:style-name="P1"><text:s text:c="2"/>* The Great Unread</text:p>
      <text:p text:style-name="P1"><text:s text:c="2"/>* If we search the archive for one device only, and no matter how significant it may be, all we will find are inferior versions of the device, because that’s really all we are looking for.</text:p>
      <text:p text:style-name="P1"><text:s text:c="2"/>* What the tree says is that literary history could be different from what it is.</text:p>
      <text:p text:style-name="P1"><text:s text:c="2"/>* <text:s/>Inevitable was the tree, not the success of this or that branch: in fact, we have seen how unlikely the branch of clues was in the 1890s.</text:p>
      <text:p text:style-name="P1"/>
      <text:p text:style-name="P1">* obecně k metodě</text:p>
      <text:p text:style-name="P1"><text:s/>To experiment on the past admittedly stretches the definition of experiment beyond its ordinary association with beakers and prisms. We cannot intervene in the past and then ask whether it changed as our hypothesis predicted. But this is a problem shared by geologists, astronomers, and computer scientists who run “experiments” on fixed datasets [Ullman 2013]. Distant reading is a historical science, and it will need to draw on something like Carol Cleland’s definition of scientific method, which embraces not only future-oriented interventions, but any systematic test that seeks “to protect the hypothesis from misleading confirmations</text:p>
      <text:p text:style-name="P1"/>
      <text:p text:style-name="P1">Otázka:</text:p>
      <text:p text:style-name="P1">* K čemu jsou <text:s/>článku darwinovské hypotézy?</text:p>
      <text:p text:style-name="P1">---</text:p>
      <text:p text:style-name="P1">![](img/4/moretti_presence_of_clues_and_the_genesis_of_detective_fiction.png)&lt;!-- .element class="scale-40vh" --&gt;</text:p>
      <text:p text:style-name="P1"/>
      <text:p text:style-name="P1"/>
      <text:p text:style-name="P2">Otázka literárního kánonu</text:p>
      <text:p text:style-name="P4"/>
      <text:p text:style-name="P4">- archiv, korpus, kánon</text:p>
      <text:p text:style-name="P4"/>
      <text:p text:style-name="P1">- archiv</text:p>
      <text:p text:style-name="P1">- korpus</text:p>
      <text:p text:style-name="P1"/>
      <text:p text:style-name="P1">Problematika literární kánonu je pro čtenáře obvykle nezajímavá.</text:p>
      <text:p text:style-name="P1">V anglofonním světě se jí věnovalo víc pozornosti než u nás.</text:p>
      <text:p text:style-name="P1">- I dnes (v rámci kulturních válek): na Floridě se vytvářejí seznamy povolených knih pro děti.</text:p>
      <text:p text:style-name="P1">- Svou roli mohou hrát politické okolnosti.</text:p>
      <text:p text:style-name="P1">- V USA (donedáva): střídání konzervativní a liberální politiky</text:p>
      <text:p text:style-name="P1"><text:s text:c="2"/>liberalismus přinesl otázku (politického zastoupení, moci) reprezentace v kánonu -&gt; revize kánonu</text:p>
      <text:p text:style-name="P1"><text:s text:c="2"/>u nás došlo k revizi po revoluci (Partu brusiče Karhana už studenti na střední škole nečtou)</text:p>
      <text:p text:style-name="P1"><text:s text:c="2"/>to ale neznamená, že by tvorba a vývoj kánonu nepředstavoval zajímavou otázku</text:p>
      <text:p text:style-name="P1"><text:soft-page-break/></text:p>
      <text:p text:style-name="P1">kánon</text:p>
      <text:p text:style-name="P1">(v podobném smyslu vycházejí také výbory, čili antologie (etymologicky květobraní))</text:p>
      <text:p text:style-name="P1"/>
      <text:p text:style-name="P1">etymologie: zákon (kanonické), měřidlo (standard; starořecká a arabská etymologie)</text:p>
      <text:p text:style-name="P1">Pojem kánonu často splývá (nebo je přímo zaměňován) s díly takzvaně klasickými, která obstála ve zkoušce času a dobového vkusu.</text:p>
      <text:p text:style-name="P1">- Diderotova Encyklopedie (1772, česky 1954) dokonce připouští, že se může jednat i o současná díla,</text:p>
      <text:p text:style-name="P1">ale musí sloužit za vzor „s ohledem na krásný sloh“ a nalézt je můžeme pouze u národů, „kde rozum dosáhl vysokého stupně kultury“.</text:p>
      <text:p text:style-name="P1">- T. S. Eliota se jedná o díla intelektuálně, morálně a stylisticky vyzrálá.</text:p>
      <text:p text:style-name="P1"/>
      <text:p text:style-name="P1">Poněkud jiná perspektiva, jež utíká od jistoty klasických vzorů.</text:p>
      <text:p text:style-name="P1">- německý literární teoretik Gumbrecht: kánon zneklidňuje, nutí nás reinterpretovat literární tradici, zpřítomňuje intenzitu životních okamžiků.</text:p>
      <text:p text:style-name="P1">- Harold Bloom: „Čtení kánonu,“ píše Bloom, „z nás nedělá lepší ani horší lidi,</text:p>
      <text:p text:style-name="P1">užitečnější nebo zbytečnější občany; západní kánon může člověka naučit používat správně samotu.</text:p>
      <text:p text:style-name="P1">Tu samotu, jejíž nejzazší podobou je střet jedince s vlastní smrtelností.“</text:p>
      <text:p text:style-name="P1">- otázka do pléna: zneklidňuje středoškolská četba?</text:p>
      <text:p text:style-name="P1"/>
      <text:p text:style-name="P1">proč se tím zabývat?</text:p>
      <text:p text:style-name="P1">- školní seznamy samozřejmě nahrávají kritikům kánonu,</text:p>
      <text:p text:style-name="P1">který se v tomto kontextu jeví především jako konstrukt.</text:p>
      <text:p text:style-name="P1">Nevypovídá totiž ani tak o estetických kvalitách díla, jako o tom, kdo jej formuje.</text:p>
      <text:p text:style-name="P1">Může dokládat společenskou moc literatury a svědčí o systému hodnot dominantní</text:p>
      <text:p text:style-name="P1">sociální skupiny a jejího kulturního kapitálu. Každopádně je produktem určité</text:p>
      <text:p text:style-name="P1">ideologie (kulturní, etnické, genderové, sexuální) a jako takový klasifikuje,</text:p>
      <text:p text:style-name="P1">marginalizuje, cenzuruje.</text:p>
      <text:p text:style-name="P1"/>
      <text:p text:style-name="P1">Roland Barthes: Klasický text stojí v opozici k tomu, co je „psatelné“.</text:p>
      <text:p text:style-name="P1">Klasický text je text „čitelný“ – to, „co může být čteno, ale ne psáno“,</text:p>
      <text:p text:style-name="P1">text, který vrhá čtenáře do pasivní, „zahálčivé vážnosti“.</text:p>
      <text:p text:style-name="P1"/>
      <text:p text:style-name="P1">koncepty čitelného a psatelného textem:</text:p>
      <text:p text:style-name="P1">- ony dva režimy čtení, které Barthes (S/Z, 2007</text:p>
      <text:p text:style-name="P1">[1975]) rozehrává ve svém postrukturálním rozkladu Balzakovy povídky „Sarrasine“</text:p>
      <text:p text:style-name="P1">(1830).</text:p>
      <text:p text:style-name="P1">- V režimu čitelnosti je text chápán jako omezeně polysémický, významově</text:p>
      <text:p text:style-name="P1">kontrolova(tel)ný, motivicky a tematicky propojený a sjednocený. Je pojímán jako výkon</text:p>
      <text:p text:style-name="P1">autora, produkt určený k rozluštění a spotřebě; tradičně tak přistupujeme ke „klasickému“</text:p>
      <text:p text:style-name="P1">textu.</text:p>
      <text:p text:style-name="P1">- V režimu psatelnosti (překládáno též jako pisatelnosti: text pisatelný) čtenář text</text:p>
      <text:p text:style-name="P1">přepisuje, vnímá jej v jeho neomezené pluralitě, vyvazuje ze vztahu jak k vnějšku a</text:p>
      <text:p text:style-name="P1">referenci, tak k jeho celku; psatelný text není ve vlastním slova smyslu textem, ale</text:p>
      <text:p text:style-name="P1">možností vstupu do bezhraničného (inter)textového univerza. Psatelný text, jak říká</text:p>
      <text:p text:style-name="P1"/>
      <text:p text:style-name="P1">kánon100_próza - anketa organizovaná rádiem Vltava u příležitosti výročí 100 let od založení Československa</text:p>
      <text:p text:style-name="P1">- literatura, próza, esejistika</text:p>
      <text:p text:style-name="P1"><text:soft-page-break/>- mezi 30 jmény převládají muži, jenom v esejistickém žebříčku se objevila Silva Richterová</text:p>
      <text:p text:style-name="P1"><text:s text:c="4"/>J. Hašek: Osudy dobrého vojáka Švejka</text:p>
      <text:p text:style-name="P1"><text:s text:c="4"/>M. Kundera: Žert</text:p>
      <text:p text:style-name="P1"><text:s text:c="4"/>J. Škvorecký: Zbabělci</text:p>
      <text:p text:style-name="P1"><text:s text:c="4"/>V. Vančura: Markéta Lazarová</text:p>
      <text:p text:style-name="P1"><text:s text:c="4"/>J. Jedlička: Kde život náš je v půli se svou poutí</text:p>
      <text:p text:style-name="P1"><text:s text:c="4"/>B. Hrabal: Příliš hlučná samota</text:p>
      <text:p text:style-name="P1"><text:s text:c="4"/>J. Deml: Zapomenuté světlo</text:p>
      <text:p text:style-name="P1"><text:s text:c="4"/>K. Čapek: Válka s mloky</text:p>
      <text:p text:style-name="P1"><text:s text:c="4"/>L. Vaculík: Český snář</text:p>
      <text:p text:style-name="P1"><text:s text:c="4"/>J. Zábrana: Celý život</text:p>
      <text:p text:style-name="P1">Přestože se akademiků a publicistů ptali na osobnosti žijící na území Československa, nikoli na česky píšící autory,</text:p>
      <text:p text:style-name="P1">ve výsledném výběru nefiguruje nikdo ze slovenské, pražské německé či židovské literatury</text:p>
      <text:p text:style-name="P1">(ani Franz Kafka, jakkoli koláž s jeho obličejem ilustruje článek, jenž uvádí výsledkové listiny).</text:p>
      <text:p text:style-name="P1"/>
      <text:p text:style-name="P1">další důvod pro existenci kánonu:</text:p>
      <text:p text:style-name="P1">- nelze přečíst všechno, čas je omezený, je třeba si vybrat</text:p>
      <text:p text:style-name="P1"/>
      <text:p text:style-name="P1">kánon je proměnlivý v čase (ačkoliv by to nemělo být)</text:p>
      <text:p text:style-name="P1">- třeba Kafka byl objeven až po smrti</text:p>
      <text:p text:style-name="P1">- Part brusiče Karhana jako základ socrealistického kánonu</text:p>
      <text:p text:style-name="P1"/>
      <text:p text:style-name="P1">Možná proto je jeho tvorba v současnosti předmětem tolika diskuzí</text:p>
      <text:p text:style-name="P1"/>
      <text:p text:style-name="P1">1. otázka reprezentace: liberalismus</text:p>
      <text:p text:style-name="P1">2. cancel culture: </text:p>
      <text:p text:style-name="P1">2. culture wars + tažená proti kritické teorii: Florida</text:p>
      <text:p text:style-name="P1"/>
      <text:p text:style-name="P2">Technologické okénko</text:p>
      <text:p text:style-name="P1"/>
      <text:p text:style-name="P4">- Hledání relevantních zdrojů</text:p>
      <text:p text:style-name="P4"><text:s text:c="2"/>- [scholar.google.com](https://scholar.google.com)</text:p>
      <text:p text:style-name="P4"><text:s text:c="2"/>- [elicit.org](https://elicit.org/)</text:p>
      <text:p text:style-name="P4">- abstraktivní vs. extraktivní sumarizace</text:p>
      <text:p text:style-name="P4"/>
      <text:p text:style-name="P1">Proč technologické okénko:</text:p>
      <text:p text:style-name="P1">- Děje se toho tolik, že by bylo škoda zapomenout na aktuální dění</text:p>
      <text:p text:style-name="P1">- Nebude to jenom opensource, protože hodně novinek přichází z komerční sféry</text:p>
      <text:p text:style-name="P1"><text:s text:c="2"/>- dřív to bývaly univerzity</text:p>
      <text:p text:style-name="P1"><text:s text:c="2"/>- opensource</text:p>
      <text:p text:style-name="P1"/>
      <text:p text:style-name="P1">Elicit: non-profit, "early stage product"</text:p>
      <text:p text:style-name="P1"><text:s text:c="2"/>- co znamená v případě elicit non-profit?</text:p>
      <text:p text:style-name="P1"/>
      <text:p text:style-name="P1">Přihlaš se a zadej</text:p>
      <text:p text:style-name="P1">Input1: Who wrote Double Falsehood</text:p>
      <text:p text:style-name="P1">- 8 nejrelevantnějších článků z 1000 předvybraných - základ technologie</text:p>
      <text:p text:style-name="P1">- náš článek je mezi prvními výsledky</text:p>
      <text:p text:style-name="P1"><text:soft-page-break/></text:p>
      <text:p text:style-name="P1">co se stane, když na odkaz klikneme</text:p>
      <text:p text:style-name="P1"><text:s text:c="2"/>- vyvodíme z toho, že článek je jako zdroj opravdu relevantní (konfirmační bias)</text:p>
      <text:p text:style-name="P1"><text:s text:c="2"/>- první výsledek nemusí být ten nejvíc relevantní: oxfordská teorie o Shakespearovi na googlu</text:p>
      <text:p text:style-name="P1"/>
      <text:p text:style-name="P1">Průzkum výsledků</text:p>
      <text:p text:style-name="P1"><text:s text:c="2"/>- Je velmi pravděpodobné, že technologie využívá jen abstrakty, protože jsou veřejné.</text:p>
      <text:p text:style-name="P1"><text:s text:c="5"/>(+ citace, ze kterých lze vyčíst i potenciální kritiku, která ale zrovna u našeho článku chybí)</text:p>
      <text:p text:style-name="P1"><text:s text:c="2"/>- Abstract summary: Double Falsehood's psychological style and content architecture predominantly resemble those of Shakespeare.</text:p>
      <text:p text:style-name="P1"><text:s text:c="6"/>- Něco tam chybí (nebezpečí extraktivní sumarizace):</text:p>
      <text:p text:style-name="P1"><text:s text:c="6"/>- Kdybychom se spolehli jen na summary, nebudeme vědět, že se článek zabývá i Fletcherem: showing some similarity with Fletcher’s signature and only traces of Theobald’s.</text:p>
      <text:p text:style-name="P1"/>
      <text:p text:style-name="P1">Otázky v kontextu článku:</text:p>
      <text:p text:style-name="P1">- Who was Fletcher?</text:p>
      <text:p text:style-name="P1">- Which stylometric method has been used?</text:p>
      <text:p text:style-name="P1"/>
      <text:p text:style-name="P1">Jiná otázka</text:p>
      <text:p text:style-name="P1">- Why is the sky blue?</text:p>
      <text:p text:style-name="P1"/>
      <text:p text:style-name="P1">Otázky na hledání relevantníh zdrojů:</text:p>
      <text:p text:style-name="P1">- zeptej se, jestli znají nějaké databáze nebo nástroje</text:p>
      <text:p text:style-name="P1"/>
      <text:p text:style-name="P1">Zvaž možnost, že by si někdo udělal prezentaci o nějaké technologii.</text:p>
      <text:p text:style-name="P1">Musel by ale říct, na co ji použije a jak ji bude zkoumat.</text:p>
      <text:p text:style-name="P1"/>
      <text:p text:style-name="P2">- [ChatGPT](https://chat.openai.com/chat)</text:p>
      <text:p text:style-name="P2">- www.perplexity.ai</text:p>
      <text:p text:style-name="P2"/>
      <text:p text:style-name="P1">Note:</text:p>
      <text:p text:style-name="P1">Is there some research on readership of romance novels?</text:p>
      <text:p text:style-name="P1">Can you name some authors who have written about this topic?</text:p>
      <text:p text:style-name="P1">How would you summarize Janice A. Radway's essay?</text:p>
      <text:p text:style-name="P1">What methodlogy did Radway use in her research?</text:p>
      <text:p text:style-name="P1">Is there any critical response to Radway's text?</text:p>
      <text:p text:style-name="P1"/>
      <text:p text:style-name="P1">What are the conclusions of Radway's essay?</text:p>
      <text:p text:style-name="P1">Another key conclusion of Radway's essay is that the romance novel industry is structured to meet the demands of its predominantly female readership, and that this industry reinforces gendered expectations and power dynamics. She argues that while the novels themselves may offer women a sense of empowerment, the industry as a whole is ultimately controlled by male-dominated publishing houses and marketing strategies.</text:p>
      <text:p text:style-name="P1"/>
      <text:p text:style-name="P1">What is the argumentation presented in Radway's essay?</text:p>
      <text:p text:style-name="P1">Who did criticize Radway for overemphasising escape in her essay?</text:p>
      <text:p text:style-name="P1"/>
      <text:p text:style-name="P1"/>
      <text:p text:style-name="P1">nedůvěra k modelům: It’s a language model, and not a knowledge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rjana Dodova</meta:initial-creator>
    <meta:creation-date>2023-03-05T15:37:19.010871722</meta:creation-date>
    <dc:date>2023-03-05T15:53:03.819348084</dc:date>
    <dc:creator>Borjana Dodova</dc:creator>
    <meta:editing-duration>PT2M4S</meta:editing-duration>
    <meta:editing-cycles>1</meta:editing-cycles>
    <meta:document-statistic meta:table-count="0" meta:image-count="0" meta:object-count="0" meta:page-count="11" meta:paragraph-count="337" meta:word-count="4209" meta:character-count="28246" meta:non-whitespace-character-count="23873"/>
    <meta:generator>LibreOffice/5.1.6.2$Linux_X86_64 LibreOffice_project/10m0$Build-2</meta:generator>
  </office:meta>
</office:document-meta>
</file>